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Cambria1" svg:font-family="Cambria" style:font-family-generic="swiss" style:font-pitch="variable"/>
    <style:font-face style:name="Arial2" svg:font-family="Arial" style:font-family-generic="system" style:font-pitch="variable"/>
    <style:font-face style:name="Cambria2" svg:font-family="Cambria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Standard">
      <style:paragraph-properties fo:margin-left="0cm" fo:margin-right="0cm" fo:text-indent="0cm" style:auto-text-indent="false" style:page-number="auto"/>
    </style:style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5af6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12pt" style:language-asian="en" style:country-asian="US" style:font-style-asian="normal" style:font-weight-asian="normal" style:font-name-complex="Cambria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12pt" style:language-asian="en" style:country-asian="US" style:font-style-asian="normal" style:font-weight-asian="normal" style:font-name-complex="Cambria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Arial2" style:font-size-asian="12pt" style:language-asian="en" style:country-asian="US" style:font-style-asian="normal" style:font-weight-asian="normal" style:font-name-complex="Cambria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12pt" style:language-asian="en" style:country-asian="US" style:font-style-asian="normal" style:font-weight-asian="normal" style:font-name-complex="Cambria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91467776885289408" text:style-name="WWNum1">
        <text:list-item>
          <text:list>
            <text:list-header>
              <text:p text:style-name="P1"><office:annotation office:name="__Fieldmark__74_1514799920"><dc:creator>Michael Meeks</dc:creator><dc:date>2014-02-18T17:40:26</dc:date><text:list text:style-name=""><text:list-item><text:p text:style-name="P3"><text:span text:style-name="T2">Looses: </text:span><text:span text:style-name="T3">bold</text:span></text:p></text:list-item></text:list></office:annotation><text:span text:style-name="T1">sampletext</text:span><office:annotation-end office:name="__Fieldmark__74_1514799920"/></text:p>
              <text:p text:style-name="P2"><text:span text:style-name="T1">Othertex</text:span><office:annotation><dc:creator>Michael Meeks</dc:creator><dc:date>2014-02-18T17:46:28</dc:date><text:list text:continue-numbering="true" text:style-name=""><text:list-item><text:p text:style-name="P4"><text:span text:style-name="T4">Stays </text:span><text:span text:style-name="T5">bold</text:span></text:p></text:list-item></text:list></office:annotation><text:span text:style-name="T1">t</text:span></text:p>
              <text:list>
                <text:list-header>
                  <text:p text:style-name="P2"/>
                </text:list-header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Cambria1" svg:font-family="Cambria" style:font-family-generic="swiss" style:font-pitch="variable"/>
    <style:font-face style:name="Arial2" svg:font-family="Arial" style:font-family-generic="system" style:font-pitch="variable"/>
    <style:font-face style:name="Cambria2" svg:font-family="Cambria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Arial2" style:font-size-asian="12pt" style:language-asian="en" style:country-asian="US" style:font-name-complex="Cambria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Arial2" style:font-size-asian="12pt" style:language-asian="en" style:country-asian="US" style:font-name-complex="Cambria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family="'Albany AMT'" style:font-family-generic="swiss" style:font-pitch="variable" fo:font-size="14pt" style:font-name-asian="Arial2" style:font-family-asian="Arial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27cm" fo:margin-right="1.27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Bordes</meta:initial-creator>
    <meta:editing-cycles>29</meta:editing-cycles>
    <meta:creation-date>2014-02-14T18:56:00</meta:creation-date>
    <dc:date>2014-02-18T21:30:23.294342670</dc:date>
    <meta:editing-duration>PT54M57S</meta:editing-duration>
    <meta:generator>LibreOfficeDev/4.2.0.3.0$Linux_x86 LibreOffice_project/2962b4547ffcfbed51b71f753bcc13efa4df6126</meta:generator>
    <meta:document-statistic meta:table-count="0" meta:image-count="0" meta:object-count="0" meta:page-count="1" meta:paragraph-count="3" meta:word-count="7" meta:character-count="24" meta:non-whitespace-character-count="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